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 style:list-style-name="L2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2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微软雅黑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rect draw:style-name="gr1" draw:text-style-name="P1" draw:layer="layout" svg:width="16.383cm" svg:height="2.667cm" svg:x="2.651cm" svg:y="1.381cm">
          <text:p/>
        </draw:rect>
        <draw:rect draw:style-name="gr1" draw:text-style-name="P1" draw:layer="layout" svg:width="16.383cm" svg:height="1.016cm" svg:x="2.651cm" svg:y="4.256cm">
          <text:p/>
        </draw:rect>
        <draw:rect draw:style-name="gr2" draw:text-style-name="P2" draw:layer="layout" svg:width="2.186cm" svg:height="0.889cm" svg:x="2.878cm" svg:y="4.329cm">
          <text:p text:style-name="P1"><text:span text:style-name="T1">HOME</text:span></text:p>
        </draw:rect>
        <draw:rect draw:style-name="gr2" draw:text-style-name="P2" draw:layer="layout" svg:width="3.656cm" svg:height="0.889cm" svg:x="5.318cm" svg:y="4.329cm">
          <text:p text:style-name="P2"><text:span text:style-name="T1">NEW ARRIVALS</text:span></text:p>
        </draw:rect>
        <draw:rect draw:style-name="gr3" draw:text-style-name="P4" draw:layer="layout" svg:width="3.077cm" svg:height="0.889cm" svg:x="9.226cm" svg:y="4.329cm">
          <text:p text:style-name="P3"><text:span text:style-name="T1">STYLES</text:span></text:p>
        </draw:rect>
        <draw:rect draw:style-name="gr4" draw:text-style-name="P4" draw:layer="layout" svg:width="3.075cm" svg:height="0.889cm" svg:x="12.53cm" svg:y="4.329cm">
          <text:p text:style-name="P3"><text:span text:style-name="T1">BRANDS</text:span></text:p>
        </draw:rect>
        <draw:rect draw:style-name="gr5" draw:text-style-name="P4" draw:layer="layout" svg:width="2.923cm" svg:height="0.889cm" svg:x="15.83cm" svg:y="4.329cm">
          <text:p text:style-name="P3"><text:span text:style-name="T1">SALE</text:span></text:p>
        </draw:rect>
        <draw:rect draw:style-name="gr2" draw:text-style-name="P1" draw:layer="layout" svg:width="4.064cm" svg:height="2.413cm" svg:x="2.778cm" svg:y="1.508cm">
          <text:p text:style-name="P1">Logo</text:p>
        </draw:rect>
        <draw:rect draw:style-name="gr2" draw:text-style-name="P5" draw:layer="layout" svg:width="6.223cm" svg:height="0.762cm" svg:x="12.557cm" svg:y="3.159cm">
          <text:p text:style-name="P5"><text:span text:style-name="T2">Search Product</text:span></text:p>
        </draw:rect>
        <draw:rect draw:style-name="gr2" draw:text-style-name="P2" draw:layer="layout" svg:width="6.223cm" svg:height="0.816cm" svg:x="12.557cm" svg:y="2.143cm">
          <text:p text:style-name="P1"><text:span text:style-name="T1">MY ACCOUNT / CART(n)</text:span></text:p>
        </draw:rect>
        <draw:rect draw:style-name="gr2" draw:text-style-name="P1" draw:layer="layout" svg:width="16.383cm" svg:height="4.572cm" svg:x="2.651cm" svg:y="5.499cm">
          <text:p text:style-name="P1">Ad area</text:p>
        </draw:rect>
        <draw:rect draw:style-name="gr2" draw:text-style-name="P1" draw:layer="layout" svg:width="5.307cm" svg:height="4.191cm" svg:x="2.651cm" svg:y="10.398cm">
          <text:p text:style-name="P1">Discount</text:p>
          <text:p text:style-name="P1">Product 1</text:p>
        </draw:rect>
        <draw:rect draw:style-name="gr2" draw:text-style-name="P1" draw:layer="layout" svg:width="5.207cm" svg:height="4.191cm" svg:x="8.266cm" svg:y="10.398cm">
          <text:p text:style-name="P1">Discount</text:p>
          <text:p text:style-name="P1">Product 2</text:p>
        </draw:rect>
        <draw:rect draw:style-name="gr6" draw:text-style-name="P3" draw:layer="layout" svg:width="5.207cm" svg:height="4.191cm" svg:x="13.827cm" svg:y="10.398cm">
          <text:p text:style-name="P1">Discount</text:p>
          <text:p text:style-name="P1">Product 3</text:p>
        </draw:rect>
        <draw:rect draw:style-name="gr2" draw:text-style-name="P1" draw:layer="layout" svg:width="16.383cm" svg:height="4.572cm" svg:x="2.651cm" svg:y="14.843cm">
          <text:p text:style-name="P1">New arrivals display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25T15:37:16.94</meta:creation-date>
    <dc:date>2014-01-25T16:25:37.38</dc:date>
    <meta:editing-duration>PT17M58S</meta:editing-duration>
    <meta:editing-cycles>2</meta:editing-cycles>
    <meta:generator>OpenOffice.org/3.4$Win32 OpenOffice.org_project/340m1$Build-9590</meta:generator>
    <meta:document-statistic meta:object-count="15"/>
  </office:meta>
</office:document-meta>
</file>